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p=1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45.66130839150472">
            <text:p>145.66130839150472</text:p>
          </table:table-cell>
          <table:table-cell office:value-type="float" office:value="2.1813283342179455">
            <text:p>2.1813283342179455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44.2779151771521">
            <text:p>144.2779151771521</text:p>
          </table:table-cell>
          <table:table-cell office:value-type="float" office:value="3.0904916497488464">
            <text:p>3.0904916497488464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46.37523904013918">
            <text:p>146.37523904013918</text:p>
          </table:table-cell>
          <table:table-cell office:value-type="float" office:value="2.339650157659338">
            <text:p>2.33965015765933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46.86160862292655">
            <text:p>146.86160862292655</text:p>
          </table:table-cell>
          <table:table-cell office:value-type="float" office:value="1.8589486899365448">
            <text:p>1.8589486899365448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50.70246015002542">
            <text:p>150.70246015002542</text:p>
          </table:table-cell>
          <table:table-cell office:value-type="float" office:value="2.1963526768512027">
            <text:p>2.1963526768512027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42.08020651116007">
            <text:p>142.08020651116007</text:p>
          </table:table-cell>
          <table:table-cell office:value-type="float" office:value="2.1614005476416156">
            <text:p>2.161400547641615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43.84869329840407">
            <text:p>143.84869329840407</text:p>
          </table:table-cell>
          <table:table-cell office:value-type="float" office:value="1.463095354288901">
            <text:p>1.463095354288901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47.3304580280022">
            <text:p>147.3304580280022</text:p>
          </table:table-cell>
          <table:table-cell office:value-type="float" office:value="3.351511729537997">
            <text:p>3.351511729537997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41.42660499802824">
            <text:p>141.42660499802824</text:p>
          </table:table-cell>
          <table:table-cell office:value-type="float" office:value="2.2527868363847623">
            <text:p>2.2527868363847623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48.19575789876097">
            <text:p>148.19575789876097</text:p>
          </table:table-cell>
          <table:table-cell office:value-type="float" office:value="2.3638821650418698">
            <text:p>2.3638821650418698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44.8510195839853">
            <text:p>144.8510195839853</text:p>
          </table:table-cell>
          <table:table-cell office:value-type="float" office:value="3.177545920288935">
            <text:p>3.177545920288935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43.07979913908372">
            <text:p>143.07979913908372</text:p>
          </table:table-cell>
          <table:table-cell office:value-type="float" office:value="4.224135900058383">
            <text:p>4.224135900058383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52.51052406963447">
            <text:p>152.51052406963447</text:p>
          </table:table-cell>
          <table:table-cell office:value-type="float" office:value="2.134224022539071">
            <text:p>2.134224022539071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43.71130028924466">
            <text:p>143.71130028924466</text:p>
          </table:table-cell>
          <table:table-cell office:value-type="float" office:value="3.00523015155887">
            <text:p>3.00523015155887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45.5035311090971">
            <text:p>145.5035311090971</text:p>
          </table:table-cell>
          <table:table-cell office:value-type="float" office:value="2.1316417195310726">
            <text:p>2.1316417195310726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48.3055749256267">
            <text:p>148.3055749256267</text:p>
          </table:table-cell>
          <table:table-cell office:value-type="float" office:value="1.8058683961932684">
            <text:p>1.8058683961932684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45.96188104584508">
            <text:p>145.96188104584508</text:p>
          </table:table-cell>
          <table:table-cell office:value-type="float" office:value="1.8771154690869711">
            <text:p>1.8771154690869711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44.0551156104522">
            <text:p>144.0551156104522</text:p>
          </table:table-cell>
          <table:table-cell office:value-type="float" office:value="3.7849970212707102">
            <text:p>3.7849970212707102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49.84482189066392">
            <text:p>149.84482189066392</text:p>
          </table:table-cell>
          <table:table-cell office:value-type="float" office:value="2.0135799146796503">
            <text:p>2.0135799146796503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45.14766199200145">
            <text:p>145.14766199200145</text:p>
          </table:table-cell>
          <table:table-cell office:value-type="float" office:value="2.2016224385086853">
            <text:p>2.201622438508685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46.60130263615332">
            <text:p>146.60130263615332</text:p>
          </table:table-cell>
          <table:table-cell office:value-type="float" office:value="2.4541183156070376">
            <text:p>2.4541183156070376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49.16739641772375">
            <text:p>149.16739641772375</text:p>
          </table:table-cell>
          <table:table-cell office:value-type="float" office:value="1.924404737911203">
            <text:p>1.924404737911203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39.5065598499877">
            <text:p>139.5065598499877</text:p>
          </table:table-cell>
          <table:table-cell office:value-type="float" office:value="2.1498467496236815">
            <text:p>2.1498467496236815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42.36966142807847">
            <text:p>142.36966142807847</text:p>
          </table:table-cell>
          <table:table-cell office:value-type="float" office:value="2.3350328585437694">
            <text:p>2.3350328585437694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39.29007938907145">
            <text:p>139.29007938907145</text:p>
          </table:table-cell>
          <table:table-cell office:value-type="float" office:value="3.4354930615792627">
            <text:p>3.435493061579262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34.74281020889313">
            <text:p>134.74281020889313</text:p>
          </table:table-cell>
          <table:table-cell office:value-type="float" office:value="3.5517225992152346">
            <text:p>3.5517225992152346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13.90125149583966">
            <text:p>113.90125149583966</text:p>
          </table:table-cell>
          <table:table-cell office:value-type="float" office:value="4.829043867641498">
            <text:p>4.82904386764149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88.49753862937058">
            <text:p>88.49753862937058</text:p>
          </table:table-cell>
          <table:table-cell office:value-type="float" office:value="4.043624891438287">
            <text:p>4.043624891438287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60.92975879288717">
            <text:p>60.92975879288717</text:p>
          </table:table-cell>
          <table:table-cell office:value-type="float" office:value="4.629641862949586">
            <text:p>4.629641862949586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41.21224467580903">
            <text:p>41.21224467580903</text:p>
          </table:table-cell>
          <table:table-cell office:value-type="float" office:value="6.89535974205177">
            <text:p>6.89535974205177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35.24840548116633">
            <text:p>35.24840548116633</text:p>
          </table:table-cell>
          <table:table-cell office:value-type="float" office:value="5.162567777039756">
            <text:p>5.16256777703975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21.678689999382808">
            <text:p>21.678689999382808</text:p>
          </table:table-cell>
          <table:table-cell office:value-type="float" office:value="3.1425556627410356">
            <text:p>3.142555662741035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36.1542267865056">
            <text:p>36.1542267865056</text:p>
          </table:table-cell>
          <table:table-cell office:value-type="float" office:value="3.3012645412987274">
            <text:p>3.301264541298727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55.041875015785266">
            <text:p>55.041875015785266</text:p>
          </table:table-cell>
          <table:table-cell office:value-type="float" office:value="3.610299773436428">
            <text:p>3.610299773436428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85.93063772224734">
            <text:p>85.93063772224734</text:p>
          </table:table-cell>
          <table:table-cell office:value-type="float" office:value="3.7616450389426217">
            <text:p>3.7616450389426217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98.0072425466444">
            <text:p>98.0072425466444</text:p>
          </table:table-cell>
          <table:table-cell office:value-type="float" office:value="4.714781125959767">
            <text:p>4.714781125959767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97.77255604066933">
            <text:p>97.77255604066933</text:p>
          </table:table-cell>
          <table:table-cell office:value-type="float" office:value="2.788762973577594">
            <text:p>2.78876297357759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92.83718041202087">
            <text:p>92.83718041202087</text:p>
          </table:table-cell>
          <table:table-cell office:value-type="float" office:value="3.3622481948357668">
            <text:p>3.3622481948357668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99.48496131996578">
            <text:p>99.48496131996578</text:p>
          </table:table-cell>
          <table:table-cell office:value-type="float" office:value="3.8471342629592487">
            <text:p>3.8471342629592487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05.38858343938621">
            <text:p>105.38858343938621</text:p>
          </table:table-cell>
          <table:table-cell office:value-type="float" office:value="4.34701080487795">
            <text:p>4.347010804877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9.45520162346519">
            <text:p>99.45520162346519</text:p>
          </table:table-cell>
          <table:table-cell office:value-type="float" office:value="3.846187920033252">
            <text:p>3.846187920033252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97.72696814060869">
            <text:p>97.72696814060869</text:p>
          </table:table-cell>
          <table:table-cell office:value-type="float" office:value="2.8965726326212504">
            <text:p>2.896572632621250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01.4761470477873">
            <text:p>101.4761470477873</text:p>
          </table:table-cell>
          <table:table-cell office:value-type="float" office:value="4.14682737994899">
            <text:p>4.14682737994899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00.64460221691614">
            <text:p>100.64460221691614</text:p>
          </table:table-cell>
          <table:table-cell office:value-type="float" office:value="2.3811922085542845">
            <text:p>2.381192208554284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15.22439408186048">
            <text:p>115.22439408186048</text:p>
          </table:table-cell>
          <table:table-cell office:value-type="float" office:value="3.3156751516950465">
            <text:p>3.3156751516950465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15.91679252993197">
            <text:p>115.91679252993197</text:p>
          </table:table-cell>
          <table:table-cell office:value-type="float" office:value="2.3749401881288814">
            <text:p>2.3749401881288814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31.25506176506687">
            <text:p>131.25506176506687</text:p>
          </table:table-cell>
          <table:table-cell office:value-type="float" office:value="3.3836077413593264">
            <text:p>3.3836077413593264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42.03720349323933">
            <text:p>142.03720349323933</text:p>
          </table:table-cell>
          <table:table-cell office:value-type="float" office:value="3.110226533052293">
            <text:p>3.110226533052293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47.43462044567843">
            <text:p>147.43462044567843</text:p>
          </table:table-cell>
          <table:table-cell office:value-type="float" office:value="2.509149990971685">
            <text:p>2.50914999097168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62.51326813127295">
            <text:p>162.51326813127295</text:p>
          </table:table-cell>
          <table:table-cell office:value-type="float" office:value="2.236799549777865">
            <text:p>2.23679954977786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76.3417280339827">
            <text:p>176.3417280339827</text:p>
          </table:table-cell>
          <table:table-cell office:value-type="float" office:value="2.792596963379429">
            <text:p>2.792596963379429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96.61529139439324">
            <text:p>196.61529139439324</text:p>
          </table:table-cell>
          <table:table-cell office:value-type="float" office:value="4.481716513145795">
            <text:p>4.48171651314579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27.17236759637586">
            <text:p>227.17236759637586</text:p>
          </table:table-cell>
          <table:table-cell office:value-type="float" office:value="4.319424161172367">
            <text:p>4.319424161172367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256.0471998460778">
            <text:p>256.0471998460778</text:p>
          </table:table-cell>
          <table:table-cell office:value-type="float" office:value="3.19845556449968">
            <text:p>3.19845556449968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292.13158375996056">
            <text:p>292.13158375996056</text:p>
          </table:table-cell>
          <table:table-cell office:value-type="float" office:value="3.224999133456759">
            <text:p>3.224999133456759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337.3731294816579">
            <text:p>337.3731294816579</text:p>
          </table:table-cell>
          <table:table-cell office:value-type="float" office:value="2.977876755761091">
            <text:p>2.977876755761091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382.8411882717998">
            <text:p>382.8411882717998</text:p>
          </table:table-cell>
          <table:table-cell office:value-type="float" office:value="4.823533705079383">
            <text:p>4.823533705079383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424.92146425459157">
            <text:p>424.92146425459157</text:p>
          </table:table-cell>
          <table:table-cell office:value-type="float" office:value="3.5878854145871624">
            <text:p>3.587885414587162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478.1161952679985">
            <text:p>478.1161952679985</text:p>
          </table:table-cell>
          <table:table-cell office:value-type="float" office:value="3.76500586473024">
            <text:p>3.76500586473024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533.685067811257">
            <text:p>533.685067811257</text:p>
          </table:table-cell>
          <table:table-cell office:value-type="float" office:value="3.8517285483861397">
            <text:p>3.851728548386139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595.7004937464785">
            <text:p>595.7004937464785</text:p>
          </table:table-cell>
          <table:table-cell office:value-type="float" office:value="3.5897191193384743">
            <text:p>3.5897191193384743</text:p>
          </table:table-cell>
        </table:table-row>
      </table:table>
      <table:table table:name="Dp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11.27534786469633">
            <text:p>211.27534786469633</text:p>
          </table:table-cell>
          <table:table-cell office:value-type="float" office:value="1.977444041954748">
            <text:p>1.977444041954748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11.74509608965815">
            <text:p>211.74509608965815</text:p>
          </table:table-cell>
          <table:table-cell office:value-type="float" office:value="3.7967250504939534">
            <text:p>3.7967250504939534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4.53388717219318">
            <text:p>204.53388717219318</text:p>
          </table:table-cell>
          <table:table-cell office:value-type="float" office:value="3.510567979252049">
            <text:p>3.510567979252049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03.80485257026712">
            <text:p>203.80485257026712</text:p>
          </table:table-cell>
          <table:table-cell office:value-type="float" office:value="3.4703623892050426">
            <text:p>3.4703623892050426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4.8802686221099">
            <text:p>204.8802686221099</text:p>
          </table:table-cell>
          <table:table-cell office:value-type="float" office:value="2.995427384310357">
            <text:p>2.995427384310357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00.97708949529948">
            <text:p>200.97708949529948</text:p>
          </table:table-cell>
          <table:table-cell office:value-type="float" office:value="4.790071938666181">
            <text:p>4.79007193866618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03.54378129366637">
            <text:p>203.54378129366637</text:p>
          </table:table-cell>
          <table:table-cell office:value-type="float" office:value="4.190772833474737">
            <text:p>4.190772833474737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08.405219110998">
            <text:p>208.405219110998</text:p>
          </table:table-cell>
          <table:table-cell office:value-type="float" office:value="3.9219676679627984">
            <text:p>3.9219676679627984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12.3019659453696">
            <text:p>212.3019659453696</text:p>
          </table:table-cell>
          <table:table-cell office:value-type="float" office:value="4.991510578874349">
            <text:p>4.991510578874349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6.14346921726445">
            <text:p>206.14346921726445</text:p>
          </table:table-cell>
          <table:table-cell office:value-type="float" office:value="3.4635803356053643">
            <text:p>3.4635803356053643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03.9653282354236">
            <text:p>203.9653282354236</text:p>
          </table:table-cell>
          <table:table-cell office:value-type="float" office:value="3.7803602740701376">
            <text:p>3.7803602740701376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09.57601878992364">
            <text:p>209.57601878992364</text:p>
          </table:table-cell>
          <table:table-cell office:value-type="float" office:value="2.541825917755531">
            <text:p>2.541825917755531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4.3364136347265">
            <text:p>204.3364136347265</text:p>
          </table:table-cell>
          <table:table-cell office:value-type="float" office:value="4.338860929603487">
            <text:p>4.338860929603487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04.65571149376615">
            <text:p>204.65571149376615</text:p>
          </table:table-cell>
          <table:table-cell office:value-type="float" office:value="3.662589805957748">
            <text:p>3.662589805957748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6.70013192938686">
            <text:p>206.70013192938686</text:p>
          </table:table-cell>
          <table:table-cell office:value-type="float" office:value="7.313090208463059">
            <text:p>7.313090208463059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10.27956307447147">
            <text:p>210.27956307447147</text:p>
          </table:table-cell>
          <table:table-cell office:value-type="float" office:value="2.9808338805213572">
            <text:p>2.980833880521357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04.9574204061192">
            <text:p>204.9574204061192</text:p>
          </table:table-cell>
          <table:table-cell office:value-type="float" office:value="3.662508940744652">
            <text:p>3.662508940744652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201.63688369581402">
            <text:p>201.63688369581402</text:p>
          </table:table-cell>
          <table:table-cell office:value-type="float" office:value="4.16501164785313">
            <text:p>4.16501164785313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03.24284365544983">
            <text:p>203.24284365544983</text:p>
          </table:table-cell>
          <table:table-cell office:value-type="float" office:value="3.423385190233238">
            <text:p>3.423385190233238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05.29982649683302">
            <text:p>205.29982649683302</text:p>
          </table:table-cell>
          <table:table-cell office:value-type="float" office:value="3.8959800930683586">
            <text:p>3.8959800930683586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04.13519578000037">
            <text:p>204.13519578000037</text:p>
          </table:table-cell>
          <table:table-cell office:value-type="float" office:value="3.5697520247041985">
            <text:p>3.5697520247041985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210.52085182599012">
            <text:p>210.52085182599012</text:p>
          </table:table-cell>
          <table:table-cell office:value-type="float" office:value="3.650745416723037">
            <text:p>3.65074541672303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201.27309063803472">
            <text:p>201.27309063803472</text:p>
          </table:table-cell>
          <table:table-cell office:value-type="float" office:value="1.2682320508599252">
            <text:p>1.2682320508599252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208.09412073415461">
            <text:p>208.09412073415461</text:p>
          </table:table-cell>
          <table:table-cell office:value-type="float" office:value="5.37108521497898">
            <text:p>5.37108521497898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209.23696437765926">
            <text:p>209.23696437765926</text:p>
          </table:table-cell>
          <table:table-cell office:value-type="float" office:value="3.55296828053122">
            <text:p>3.55296828053122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206.76947806869345">
            <text:p>206.76947806869345</text:p>
          </table:table-cell>
          <table:table-cell office:value-type="float" office:value="2.8906058073255028">
            <text:p>2.8906058073255028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200.1087483135669">
            <text:p>200.1087483135669</text:p>
          </table:table-cell>
          <table:table-cell office:value-type="float" office:value="3.8906440137781044">
            <text:p>3.8906440137781044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203.7752628101056">
            <text:p>203.7752628101056</text:p>
          </table:table-cell>
          <table:table-cell office:value-type="float" office:value="3.382326080580824">
            <text:p>3.382326080580824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98.80584047803606">
            <text:p>198.80584047803606</text:p>
          </table:table-cell>
          <table:table-cell office:value-type="float" office:value="3.8446664880309953">
            <text:p>3.844666488030995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68.35005630074903">
            <text:p>168.35005630074903</text:p>
          </table:table-cell>
          <table:table-cell office:value-type="float" office:value="3.198552581263152">
            <text:p>3.19855258126315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65.39068065769123">
            <text:p>165.39068065769123</text:p>
          </table:table-cell>
          <table:table-cell office:value-type="float" office:value="7.827229418844045">
            <text:p>7.827229418844045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46.16751315238042">
            <text:p>146.16751315238042</text:p>
          </table:table-cell>
          <table:table-cell office:value-type="float" office:value="5.538946509626912">
            <text:p>5.538946509626912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37.59783582380746">
            <text:p>137.59783582380746</text:p>
          </table:table-cell>
          <table:table-cell office:value-type="float" office:value="6.907613931470859">
            <text:p>6.907613931470859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36.06113675740997">
            <text:p>136.06113675740997</text:p>
          </table:table-cell>
          <table:table-cell office:value-type="float" office:value="4.921798640836623">
            <text:p>4.921798640836623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55.63348132133586">
            <text:p>155.63348132133586</text:p>
          </table:table-cell>
          <table:table-cell office:value-type="float" office:value="4.226295017805709">
            <text:p>4.226295017805709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68.74665227742005">
            <text:p>168.74665227742005</text:p>
          </table:table-cell>
          <table:table-cell office:value-type="float" office:value="5.763457355311841">
            <text:p>5.763457355311841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63.79067806938014">
            <text:p>163.79067806938014</text:p>
          </table:table-cell>
          <table:table-cell office:value-type="float" office:value="4.23641796720189">
            <text:p>4.23641796720189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65.6714104863803">
            <text:p>165.6714104863803</text:p>
          </table:table-cell>
          <table:table-cell office:value-type="float" office:value="3.13768672331283">
            <text:p>3.13768672331283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70.46636848906385">
            <text:p>170.46636848906385</text:p>
          </table:table-cell>
          <table:table-cell office:value-type="float" office:value="3.763265803732742">
            <text:p>3.763265803732742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62.5363652468141">
            <text:p>162.5363652468141</text:p>
          </table:table-cell>
          <table:table-cell office:value-type="float" office:value="4.232817443130726">
            <text:p>4.2328174431307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3.95645789513793">
            <text:p>153.95645789513793</text:p>
          </table:table-cell>
          <table:table-cell office:value-type="float" office:value="4.879423054631407">
            <text:p>4.87942305463140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47.42343410977153">
            <text:p>147.42343410977153</text:p>
          </table:table-cell>
          <table:table-cell office:value-type="float" office:value="4.99328520469075">
            <text:p>4.99328520469075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45.04882046627594">
            <text:p>145.04882046627594</text:p>
          </table:table-cell>
          <table:table-cell office:value-type="float" office:value="5.73008894069079">
            <text:p>5.73008894069079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48.5254195144914">
            <text:p>148.5254195144914</text:p>
          </table:table-cell>
          <table:table-cell office:value-type="float" office:value="3.9722250704993995">
            <text:p>3.972225070499399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48.89771669729677">
            <text:p>148.89771669729677</text:p>
          </table:table-cell>
          <table:table-cell office:value-type="float" office:value="5.153960521251268">
            <text:p>5.153960521251268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53.93898202583824">
            <text:p>153.93898202583824</text:p>
          </table:table-cell>
          <table:table-cell office:value-type="float" office:value="4.055124286664268">
            <text:p>4.055124286664268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56.18324150635672">
            <text:p>156.18324150635672</text:p>
          </table:table-cell>
          <table:table-cell office:value-type="float" office:value="3.1910700263400993">
            <text:p>3.1910700263400993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61.39539615261583">
            <text:p>161.39539615261583</text:p>
          </table:table-cell>
          <table:table-cell office:value-type="float" office:value="4.146097933454985">
            <text:p>4.146097933454985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66.60531625540233">
            <text:p>166.60531625540233</text:p>
          </table:table-cell>
          <table:table-cell office:value-type="float" office:value="5.1885537160108335">
            <text:p>5.188553716010833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85.8673776034076">
            <text:p>185.8673776034076</text:p>
          </table:table-cell>
          <table:table-cell office:value-type="float" office:value="3.256656015477217">
            <text:p>3.256656015477217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95.87591648371534">
            <text:p>195.87591648371534</text:p>
          </table:table-cell>
          <table:table-cell office:value-type="float" office:value="4.328337917781863">
            <text:p>4.328337917781863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216.08674785684002">
            <text:p>216.08674785684002</text:p>
          </table:table-cell>
          <table:table-cell office:value-type="float" office:value="3.4977460433580676">
            <text:p>3.4977460433580676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37.54876913189327">
            <text:p>237.54876913189327</text:p>
          </table:table-cell>
          <table:table-cell office:value-type="float" office:value="5.7764977359648535">
            <text:p>5.776497735964853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258.16343583282185">
            <text:p>258.16343583282185</text:p>
          </table:table-cell>
          <table:table-cell office:value-type="float" office:value="4.988032613861188">
            <text:p>4.988032613861188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287.64209177335346">
            <text:p>287.64209177335346</text:p>
          </table:table-cell>
          <table:table-cell office:value-type="float" office:value="5.335415244172202">
            <text:p>5.335415244172202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323.6431048777306">
            <text:p>323.6431048777306</text:p>
          </table:table-cell>
          <table:table-cell office:value-type="float" office:value="2.3944637372785373">
            <text:p>2.3944637372785373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363.3617598289701">
            <text:p>363.3617598289701</text:p>
          </table:table-cell>
          <table:table-cell office:value-type="float" office:value="3.4321776403435114">
            <text:p>3.432177640343511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401.00847049385584">
            <text:p>401.00847049385584</text:p>
          </table:table-cell>
          <table:table-cell office:value-type="float" office:value="4.265316241738848">
            <text:p>4.26531624173884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459.53761418764236">
            <text:p>459.53761418764236</text:p>
          </table:table-cell>
          <table:table-cell office:value-type="float" office:value="7.104241758974386">
            <text:p>7.104241758974386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516.621469718774">
            <text:p>516.621469718774</text:p>
          </table:table-cell>
          <table:table-cell office:value-type="float" office:value="4.129145149811531">
            <text:p>4.129145149811531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584.8688280280726">
            <text:p>584.8688280280726</text:p>
          </table:table-cell>
          <table:table-cell office:value-type="float" office:value="3.97945698513503">
            <text:p>3.97945698513503</text:p>
          </table:table-cell>
        </table:table-row>
      </table:table>
      <table:table table:name="Dp=5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334.1428502216654">
            <text:p>334.1428502216654</text:p>
          </table:table-cell>
          <table:table-cell office:value-type="float" office:value="8.059209784406589">
            <text:p>8.059209784406589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325.3851856825425">
            <text:p>325.3851856825425</text:p>
          </table:table-cell>
          <table:table-cell office:value-type="float" office:value="5.208635461501858">
            <text:p>5.208635461501858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328.10542306060273">
            <text:p>328.10542306060273</text:p>
          </table:table-cell>
          <table:table-cell office:value-type="float" office:value="6.781413926009646">
            <text:p>6.781413926009646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323.90744081193463">
            <text:p>323.90744081193463</text:p>
          </table:table-cell>
          <table:table-cell office:value-type="float" office:value="6.098475371061891">
            <text:p>6.098475371061891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325.81939900426914">
            <text:p>325.81939900426914</text:p>
          </table:table-cell>
          <table:table-cell office:value-type="float" office:value="6.314886596121323">
            <text:p>6.314886596121323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332.7218569754913">
            <text:p>332.7218569754913</text:p>
          </table:table-cell>
          <table:table-cell office:value-type="float" office:value="5.70191140253028">
            <text:p>5.70191140253028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319.0733754108755">
            <text:p>319.0733754108755</text:p>
          </table:table-cell>
          <table:table-cell office:value-type="float" office:value="3.1036733059486514">
            <text:p>3.1036733059486514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332.140784170906">
            <text:p>332.140784170906</text:p>
          </table:table-cell>
          <table:table-cell office:value-type="float" office:value="5.204674964935542">
            <text:p>5.204674964935542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318.8621530538841">
            <text:p>318.8621530538841</text:p>
          </table:table-cell>
          <table:table-cell office:value-type="float" office:value="5.485958316378979">
            <text:p>5.485958316378979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326.94840218001457">
            <text:p>326.94840218001457</text:p>
          </table:table-cell>
          <table:table-cell office:value-type="float" office:value="5.242728487421801">
            <text:p>5.242728487421801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326.8260341484059">
            <text:p>326.8260341484059</text:p>
          </table:table-cell>
          <table:table-cell office:value-type="float" office:value="3.979046519303603">
            <text:p>3.97904651930360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326.9219937585766">
            <text:p>326.9219937585766</text:p>
          </table:table-cell>
          <table:table-cell office:value-type="float" office:value="6.077214702999582">
            <text:p>6.077214702999582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324.10890155859477">
            <text:p>324.10890155859477</text:p>
          </table:table-cell>
          <table:table-cell office:value-type="float" office:value="4.8687274915312075">
            <text:p>4.8687274915312075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323.82253475105307">
            <text:p>323.82253475105307</text:p>
          </table:table-cell>
          <table:table-cell office:value-type="float" office:value="7.745869115592537">
            <text:p>7.745869115592537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333.8553541829009">
            <text:p>333.8553541829009</text:p>
          </table:table-cell>
          <table:table-cell office:value-type="float" office:value="4.655734068028174">
            <text:p>4.655734068028174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323.3880227919987">
            <text:p>323.3880227919987</text:p>
          </table:table-cell>
          <table:table-cell office:value-type="float" office:value="7.018881271112064">
            <text:p>7.018881271112064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321.5396467101913">
            <text:p>321.5396467101913</text:p>
          </table:table-cell>
          <table:table-cell office:value-type="float" office:value="2.9788827675522467">
            <text:p>2.9788827675522467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319.1975146720731">
            <text:p>319.1975146720731</text:p>
          </table:table-cell>
          <table:table-cell office:value-type="float" office:value="4.537530818648648">
            <text:p>4.537530818648648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335.24998077795993">
            <text:p>335.24998077795993</text:p>
          </table:table-cell>
          <table:table-cell office:value-type="float" office:value="5.550657242139939">
            <text:p>5.550657242139939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324.0622250513301">
            <text:p>324.0622250513301</text:p>
          </table:table-cell>
          <table:table-cell office:value-type="float" office:value="5.869864457843426">
            <text:p>5.869864457843426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314.74480042711326">
            <text:p>314.74480042711326</text:p>
          </table:table-cell>
          <table:table-cell office:value-type="float" office:value="5.903832291511509">
            <text:p>5.903832291511509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325.1255387915004">
            <text:p>325.1255387915004</text:p>
          </table:table-cell>
          <table:table-cell office:value-type="float" office:value="7.385853968052617">
            <text:p>7.38585396805261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319.87856852429184">
            <text:p>319.87856852429184</text:p>
          </table:table-cell>
          <table:table-cell office:value-type="float" office:value="3.7104697344122237">
            <text:p>3.7104697344122237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319.3237793087718">
            <text:p>319.3237793087718</text:p>
          </table:table-cell>
          <table:table-cell office:value-type="float" office:value="6.134837586936341">
            <text:p>6.134837586936341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328.1228540051466">
            <text:p>328.1228540051466</text:p>
          </table:table-cell>
          <table:table-cell office:value-type="float" office:value="2.9326021876150037">
            <text:p>2.932602187615003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332.4277002160784">
            <text:p>332.4277002160784</text:p>
          </table:table-cell>
          <table:table-cell office:value-type="float" office:value="6.582623487883356">
            <text:p>6.582623487883356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327.50089824167674">
            <text:p>327.50089824167674</text:p>
          </table:table-cell>
          <table:table-cell office:value-type="float" office:value="6.221550529274925">
            <text:p>6.221550529274925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323.1980292161628">
            <text:p>323.1980292161628</text:p>
          </table:table-cell>
          <table:table-cell office:value-type="float" office:value="5.285579392064408">
            <text:p>5.285579392064408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327.3069588615055">
            <text:p>327.3069588615055</text:p>
          </table:table-cell>
          <table:table-cell office:value-type="float" office:value="4.861973157208255">
            <text:p>4.861973157208255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328.9988783123931">
            <text:p>328.9988783123931</text:p>
          </table:table-cell>
          <table:table-cell office:value-type="float" office:value="4.644017515843709">
            <text:p>4.644017515843709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332.74188074765044">
            <text:p>332.74188074765044</text:p>
          </table:table-cell>
          <table:table-cell office:value-type="float" office:value="5.821358868820693">
            <text:p>5.821358868820693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320.21775022952835">
            <text:p>320.21775022952835</text:p>
          </table:table-cell>
          <table:table-cell office:value-type="float" office:value="8.205282380526526">
            <text:p>8.20528238052652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319.54730060910447">
            <text:p>319.54730060910447</text:p>
          </table:table-cell>
          <table:table-cell office:value-type="float" office:value="4.985531261500975">
            <text:p>4.98553126150097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312.77024540195487">
            <text:p>312.77024540195487</text:p>
          </table:table-cell>
          <table:table-cell office:value-type="float" office:value="4.590568099997768">
            <text:p>4.590568099997768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323.5864488591924">
            <text:p>323.5864488591924</text:p>
          </table:table-cell>
          <table:table-cell office:value-type="float" office:value="5.310259865678101">
            <text:p>5.310259865678101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317.07310522036494">
            <text:p>317.07310522036494</text:p>
          </table:table-cell>
          <table:table-cell office:value-type="float" office:value="4.8412095165093305">
            <text:p>4.841209516509330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327.7716608390905">
            <text:p>327.7716608390905</text:p>
          </table:table-cell>
          <table:table-cell office:value-type="float" office:value="3.665120644733413">
            <text:p>3.665120644733413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314.69459241102624">
            <text:p>314.69459241102624</text:p>
          </table:table-cell>
          <table:table-cell office:value-type="float" office:value="4.919385880114966">
            <text:p>4.91938588011496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315.5117644097033">
            <text:p>315.5117644097033</text:p>
          </table:table-cell>
          <table:table-cell office:value-type="float" office:value="8.57168993988591">
            <text:p>8.57168993988591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304.0678440433891">
            <text:p>304.0678440433891</text:p>
          </table:table-cell>
          <table:table-cell office:value-type="float" office:value="3.6700891318545508">
            <text:p>3.670089131854550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99.0517939724758">
            <text:p>299.0517939724758</text:p>
          </table:table-cell>
          <table:table-cell office:value-type="float" office:value="6.947076641028181">
            <text:p>6.94707664102818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91.7512889099256">
            <text:p>291.7512889099256</text:p>
          </table:table-cell>
          <table:table-cell office:value-type="float" office:value="8.578219233183974">
            <text:p>8.57821923318397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83.9752999036275">
            <text:p>283.9752999036275</text:p>
          </table:table-cell>
          <table:table-cell office:value-type="float" office:value="7.05047835406944">
            <text:p>7.0504783540694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280.33598714394265">
            <text:p>280.33598714394265</text:p>
          </table:table-cell>
          <table:table-cell office:value-type="float" office:value="6.70234479028882">
            <text:p>6.70234479028882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272.5203679513756">
            <text:p>272.5203679513756</text:p>
          </table:table-cell>
          <table:table-cell office:value-type="float" office:value="3.8272560642908484">
            <text:p>3.8272560642908484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263.75863959950846">
            <text:p>263.75863959950846</text:p>
          </table:table-cell>
          <table:table-cell office:value-type="float" office:value="4.207277476450426">
            <text:p>4.207277476450426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64.0443471286106">
            <text:p>264.0443471286106</text:p>
          </table:table-cell>
          <table:table-cell office:value-type="float" office:value="6.223974178143864">
            <text:p>6.223974178143864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66.4442044769374">
            <text:p>266.4442044769374</text:p>
          </table:table-cell>
          <table:table-cell office:value-type="float" office:value="5.942088650148371">
            <text:p>5.942088650148371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65.3168603502821">
            <text:p>265.3168603502821</text:p>
          </table:table-cell>
          <table:table-cell office:value-type="float" office:value="6.136450461073802">
            <text:p>6.136450461073802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278.71264310406747">
            <text:p>278.71264310406747</text:p>
          </table:table-cell>
          <table:table-cell office:value-type="float" office:value="4.391612107703015">
            <text:p>4.39161210770301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276.5194196667918">
            <text:p>276.5194196667918</text:p>
          </table:table-cell>
          <table:table-cell office:value-type="float" office:value="5.30274921908642">
            <text:p>5.30274921908642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283.30484028855483">
            <text:p>283.30484028855483</text:p>
          </table:table-cell>
          <table:table-cell office:value-type="float" office:value="6.02519211306837">
            <text:p>6.02519211306837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97.13072063625816">
            <text:p>297.13072063625816</text:p>
          </table:table-cell>
          <table:table-cell office:value-type="float" office:value="6.181705757743736">
            <text:p>6.181705757743736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308.6489433739248">
            <text:p>308.6489433739248</text:p>
          </table:table-cell>
          <table:table-cell office:value-type="float" office:value="8.372957604891342">
            <text:p>8.372957604891342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322.76216321842185">
            <text:p>322.76216321842185</text:p>
          </table:table-cell>
          <table:table-cell office:value-type="float" office:value="7.063338996102924">
            <text:p>7.063338996102924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362.15122323973435">
            <text:p>362.15122323973435</text:p>
          </table:table-cell>
          <table:table-cell office:value-type="float" office:value="5.216762967845131">
            <text:p>5.216762967845131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386.0979344180607">
            <text:p>386.0979344180607</text:p>
          </table:table-cell>
          <table:table-cell office:value-type="float" office:value="6.678415955789583">
            <text:p>6.678415955789583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414.91663248368496">
            <text:p>414.91663248368496</text:p>
          </table:table-cell>
          <table:table-cell office:value-type="float" office:value="8.68264413386935">
            <text:p>8.68264413386935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459.723597668865">
            <text:p>459.723597668865</text:p>
          </table:table-cell>
          <table:table-cell office:value-type="float" office:value="7.090531680389973">
            <text:p>7.090531680389973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490.2498935041137">
            <text:p>490.2498935041137</text:p>
          </table:table-cell>
          <table:table-cell office:value-type="float" office:value="6.267279236063542">
            <text:p>6.267279236063542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565.5344342329914">
            <text:p>565.5344342329914</text:p>
          </table:table-cell>
          <table:table-cell office:value-type="float" office:value="4.511116968979294">
            <text:p>4.5111169689792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